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officeooo:paragraph-rsid="000bc5c6"/>
    </style:style>
    <style:style style:name="T1" style:family="text">
      <style:text-properties officeooo:rsid="000bc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w to install drivers for </text:span><text:s/>TP-Link T4U ac1300 v3 USB3 <text:span text:style-name="T1">in Linux</text:span></text:p>
      <text:p text:style-name="Standard"/>
      <text:p text:style-name="Standard">7 Drivers for TP-Link T4U ac1300 v3 USB3 (organized or created from June 27/2019)</text:p>
      <text:p text:style-name="Standard"/>
      <text:p text:style-name="Standard">The Installation of TP-link-T4U-AC1300-V3 USB3</text:p>
      <text:p text:style-name="Standard"><text:s text:c="6"/>sudo apt-get install dkms -y</text:p>
      <text:p text:style-name="Standard"><text:s text:c="7"/>sudo apt-get install build-essential linux-headers-generic linux-headers-`uname -r` -y</text:p>
      <text:p text:style-name="Standard"><text:s text:c="7"/>sudo git clone <text:s text:c="2"/>https://github.com/alberto1a/rtl8812AU_8821AU_linux.git</text:p>
      <text:p text:style-name="Standard"><text:s text:c="7"/>cd <text:s/>rtl8812au_8821au_linux </text:p>
      <text:p text:style-name="Standard"><text:s text:c="7"/>make clean</text:p>
      <text:p text:style-name="Standard"><text:s text:c="7"/>make install -j8</text:p>
      <text:p text:style-name="Standard"><text:s text:c="7"/>sudo modprobe cfg80211 </text:p>
      <text:p text:style-name="Standard"/>
      <text:p text:style-name="Standard">In such situations the drivers for adapters TP-Link T4U ac1300 v3 USB3 <text:s/>can be done successfully.</text:p>
      <text:p text:style-name="Standard"><text:s text:c="4"/>by <text:s text:c="7"/>alberto1a/How-to-install-TP-link-T4U-AC1300-V3</text:p>
      <text:p text:style-name="Standard"><text:s text:c="18"/>alberto1a/wifi172-171-t4u <text:s text:c="2"/>(One driver for 3 wireless adapters)</text:p>
      <text:p text:style-name="Standard"><text:s text:c="18"/>alberto1a/rtl8812AU_8821AU_linux forked from abperiasamy/rtl8812AU_8821AU_linux</text:p>
      <text:p text:style-name="Standard"><text:s text:c="19"/>(One driver for 3 wireless adapters)</text:p>
      <text:p text:style-name="Standard"/>
      <text:p text:style-name="Standard"><text:s text:c="9"/>by <text:s text:c="2"/>wifi171-172-abperiasamy <text:s text:c="3"/>, <text:s/>or <text:s text:c="2"/></text:p>
      <text:p text:style-name="Standard"><text:s text:c="18"/>its-izhar/rtl88x2bu-driver</text:p>
      <text:p text:style-name="Standard"><text:s text:c="17"/>cilynx/rtl88x2BU_WiFi_linux_v5.3.1_27678.20180430_COEX20180427-5959 (an excellent and best driver for T4u ac1300)</text:p>
      <text:p text:style-name="Standard"><text:s text:c="18"/>Asus_USB-AC53_rtl8822b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34:43.179464708</meta:creation-date>
    <dc:date>2019-09-09T14:36:09.337359300</dc:date>
    <meta:editing-duration>PT1M2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08" meta:character-count="1156" meta:non-whitespace-character-count="872"/>
  </office:meta>
</office:document-meta>
</file>